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helvitica" svg:font-family="helvitica"/>
    <style:font-face style:name="helvittica" svg:font-family="helvittica"/>
    <style:font-face style:name="Courier New" svg:font-family="'Courier New'" style:font-family-generic="moder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Helvetica World" svg:font-family="'Helvetica Worl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WW8Num4">
      <style:paragraph-properties fo:line-height="150%"/>
      <style:text-properties fo:color="#404040" style:font-name="helvetica" officeooo:paragraph-rsid="0000f26c"/>
    </style:style>
    <style:style style:name="P2" style:family="paragraph" style:parent-style-name="Text_20_body" style:list-style-name="WW8Num4">
      <style:paragraph-properties fo:line-height="150%"/>
      <style:text-properties officeooo:paragraph-rsid="0000f26c"/>
    </style:style>
    <style:style style:name="P3" style:family="paragraph" style:parent-style-name="Text_20_body">
      <style:paragraph-properties fo:margin-left="5.08cm" fo:margin-right="0cm" fo:margin-top="0cm" fo:margin-bottom="0.212cm" loext:contextual-spacing="false" fo:line-height="150%" fo:text-indent="0cm" style:auto-text-indent="false"/>
      <style:text-properties officeooo:paragraph-rsid="0002704b"/>
    </style:style>
    <style:style style:name="P4" style:family="paragraph" style:parent-style-name="Text_20_body">
      <style:paragraph-properties fo:margin-left="5.08cm" fo:margin-right="0cm" fo:margin-top="0cm" fo:margin-bottom="0.212cm" loext:contextual-spacing="false" fo:line-height="150%" fo:text-indent="0cm" style:auto-text-indent="false"/>
      <style:text-properties fo:color="#404040" style:font-name="helvetica" officeooo:paragraph-rsid="0002704b"/>
    </style:style>
    <style:style style:name="P5" style:family="paragraph" style:parent-style-name="Standard">
      <style:paragraph-properties fo:line-height="100%"/>
    </style:style>
    <style:style style:name="P6" style:family="paragraph" style:parent-style-name="Standard">
      <style:text-properties fo:color="#7f7f7f"/>
    </style:style>
    <style:style style:name="P7" style:family="paragraph" style:parent-style-name="Standard">
      <style:text-properties fo:color="#595959" style:font-name="Helvetica World" fo:font-size="10pt" fo:language="none" fo:country="none" style:font-size-asian="10pt" style:language-asian="none" style:country-asian="none" style:font-name-complex="Helvetica World"/>
    </style:style>
    <style:style style:name="P8" style:family="paragraph" style:parent-style-name="Standard">
      <style:text-properties fo:color="#595959" style:font-name="Helvetica World" fo:font-size="10pt" fo:language="none" fo:country="none" fo:font-weight="bold" style:font-size-asian="10pt" style:language-asian="none" style:country-asian="none" style:font-weight-asian="bold" style:font-name-complex="Helvetica World"/>
    </style:style>
    <style:style style:name="P9" style:family="paragraph" style:parent-style-name="Standard">
      <style:text-properties fo:color="#595959" style:font-name="Helvetica World" fo:font-size="10pt" style:font-size-asian="10pt" style:font-name-complex="Helvetica World"/>
    </style:style>
    <style:style style:name="P10" style:family="paragraph" style:parent-style-name="Standard" style:list-style-name="WW8Num4">
      <style:text-properties fo:color="#404040" officeooo:paragraph-rsid="0000f26c"/>
    </style:style>
    <style:style style:name="P11" style:family="paragraph" style:parent-style-name="Standard" style:list-style-name="WW8Num4">
      <style:text-properties officeooo:paragraph-rsid="0000f26c"/>
    </style:style>
    <style:style style:name="P12" style:family="paragraph" style:parent-style-name="Standard">
      <style:text-properties officeooo:paragraph-rsid="0000f26c"/>
    </style:style>
    <style:style style:name="P13" style:family="paragraph" style:parent-style-name="Standard">
      <style:paragraph-properties fo:margin-top="0cm" fo:margin-bottom="0.212cm" loext:contextual-spacing="false" fo:line-height="100%"/>
    </style:style>
    <style:style style:name="P14" style:family="paragraph" style:parent-style-name="Standard">
      <style:paragraph-properties fo:margin-top="0cm" fo:margin-bottom="0.212cm" loext:contextual-spacing="false" fo:line-height="150%"/>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style:text-autospace="none"/>
    </style:style>
    <style:style style:name="P17" style:family="paragraph" style:parent-style-name="Standard">
      <style:paragraph-properties fo:margin-top="0.212cm" fo:margin-bottom="0.353cm" loext:contextual-spacing="false" fo:text-align="center" style:justify-single-word="false"/>
    </style:style>
    <style:style style:name="P18" style:family="paragraph" style:parent-style-name="Standard">
      <style:paragraph-properties fo:margin-top="0.212cm" fo:margin-bottom="0.353cm" loext:contextual-spacing="false" fo:text-align="center" style:justify-single-word="false"/>
      <style:text-properties fo:font-size="10pt" officeooo:rsid="0000f26c" officeooo:paragraph-rsid="0000f26c" style:font-size-asian="10pt" style:font-size-complex="10pt"/>
    </style:style>
    <style:style style:name="P19" style:family="paragraph" style:parent-style-name="Standard">
      <style:paragraph-properties fo:margin-left="3.81cm" fo:margin-right="0cm" fo:text-indent="1.27cm" style:auto-text-indent="false"/>
    </style:style>
    <style:style style:name="P20" style:family="paragraph" style:parent-style-name="Standard">
      <style:paragraph-properties fo:margin-left="3.81cm" fo:margin-right="0cm" fo:text-indent="1.27cm" style:auto-text-indent="false"/>
      <style:text-properties fo:color="#404040" style:font-name="Helvetica World" fo:font-size="10pt" fo:font-style="italic" officeooo:rsid="0000f26c" officeooo:paragraph-rsid="0000f26c" style:font-size-asian="10pt" style:font-style-asian="italic" style:font-name-complex="Helvetica World"/>
    </style:style>
    <style:style style:name="P21" style:family="paragraph" style:parent-style-name="Standard">
      <style:paragraph-properties fo:margin-left="3.81cm" fo:margin-right="0cm" fo:text-indent="1.27cm" style:auto-text-indent="false"/>
      <style:text-properties officeooo:paragraph-rsid="0000f26c"/>
    </style:style>
    <style:style style:name="P22" style:family="paragraph" style:parent-style-name="Standard">
      <style:paragraph-properties fo:margin-left="3.81cm" fo:margin-right="0cm" fo:margin-top="0cm" fo:margin-bottom="0cm" loext:contextual-spacing="false" fo:line-height="100%" fo:text-indent="1.27cm" style:auto-text-indent="false" style:text-autospace="none"/>
      <style:text-properties fo:color="#0070c0" style:font-name="Trebuchet MS" fo:font-size="16pt" officeooo:paragraph-rsid="0000f26c" style:font-size-asian="16pt" style:font-name-complex="Arial"/>
    </style:style>
    <style:style style:name="P23" style:family="paragraph" style:parent-style-name="Standard">
      <style:paragraph-properties fo:margin-left="5.08cm" fo:margin-right="0cm" fo:margin-top="0cm" fo:margin-bottom="0.212cm" loext:contextual-spacing="false" fo:line-height="150%" fo:text-indent="0cm" style:auto-text-indent="false"/>
    </style:style>
    <style:style style:name="P24" style:family="paragraph" style:parent-style-name="Standard" style:master-page-name="Standard">
      <style:paragraph-properties style:page-number="auto"/>
      <style:text-properties fo:color="#595959" style:font-name="Helvetica World" fo:font-size="10pt" fo:language="none" fo:country="none" style:font-size-asian="10pt" style:language-asian="none" style:country-asian="none" style:font-name-complex="Helvetica World"/>
    </style:style>
    <style:style style:name="P25" style:family="paragraph" style:parent-style-name="List_20_Paragraph" style:list-style-name="WW8Num4">
      <style:paragraph-properties fo:line-height="150%"/>
      <style:text-properties fo:color="#404040" style:font-name="Helvetica World" fo:font-size="10pt" officeooo:rsid="0000f26c" officeooo:paragraph-rsid="0000f26c" style:font-size-asian="10pt" style:font-name-complex="Helvetica World"/>
    </style:style>
    <style:style style:name="P26" style:family="paragraph" style:parent-style-name="List_20_Paragraph" style:list-style-name="WW8Num4">
      <style:paragraph-properties fo:line-height="150%"/>
      <style:text-properties fo:color="#404040" style:font-name="Helvetica" fo:font-size="10pt" style:font-size-asian="10pt" style:font-name-complex="Helvetica" style:font-size-complex="10pt"/>
    </style:style>
    <style:style style:name="P27" style:family="paragraph" style:parent-style-name="List_20_Paragraph" style:list-style-name="WW8Num4">
      <style:paragraph-properties fo:line-height="150%"/>
      <style:text-properties fo:color="#595959" style:font-name="Helvetica" fo:font-size="10pt" style:font-size-asian="10pt" style:font-name-complex="Helvetica" style:font-size-complex="10pt"/>
    </style:style>
    <style:style style:name="P28" style:family="paragraph">
      <loext:graphic-properties draw:fill="none" draw:fill-color="#ffffff"/>
      <style:paragraph-properties fo:text-align="center" style:writing-mode="lr-tb"/>
    </style:style>
    <style:style style:name="T1" style:family="text">
      <style:text-properties fo:font-size="10pt" style:font-size-asian="10pt" style:font-size-complex="10pt"/>
    </style:style>
    <style:style style:name="T2" style:family="text">
      <style:text-properties fo:font-size="10pt" officeooo:rsid="0000f26c" style:font-size-asian="10pt" style:font-size-complex="10pt"/>
    </style:style>
    <style:style style:name="T3" style:family="text">
      <style:text-properties style:font-name="Helvetica World" fo:font-size="22pt" fo:font-weight="bold" style:font-size-asian="22pt" style:font-weight-asian="bold" style:font-name-complex="Helvetica World"/>
    </style:style>
    <style:style style:name="T4" style:family="text">
      <style:text-properties fo:color="#7f7f7f"/>
    </style:style>
    <style:style style:name="T5" style:family="text">
      <style:text-properties fo:color="#7f7f7f" style:font-name="Helvetica World" fo:font-size="10pt" style:font-size-asian="10pt" style:font-name-complex="Helvetica World"/>
    </style:style>
    <style:style style:name="T6" style:family="text">
      <style:text-properties fo:color="#7f7f7f" style:font-name="Helvetica World" fo:font-size="10pt" officeooo:rsid="0000f26c" style:font-size-asian="10pt" style:font-name-complex="Helvetica World"/>
    </style:style>
    <style:style style:name="T7" style:family="text">
      <style:text-properties fo:font-weight="bold" style:language-asian="zh" style:country-asian="TW" style:font-weight-asian="bold"/>
    </style:style>
    <style:style style:name="T8" style:family="text">
      <style:text-properties fo:font-weight="bold" style:language-asian="zh" style:country-asian="TW" style:font-weight-asian="bold" style:font-weight-complex="bold"/>
    </style:style>
    <style:style style:name="T9" style:family="text">
      <style:text-properties fo:color="#595959" style:font-name="Helvetica World" fo:font-size="22pt" fo:font-weight="bold" style:font-size-asian="22pt" style:font-weight-asian="bold" style:font-name-complex="Helvetica World"/>
    </style:style>
    <style:style style:name="T10" style:family="text">
      <style:text-properties fo:color="#595959" style:font-name="Helvetica World" fo:font-size="22pt" fo:font-weight="bold" officeooo:rsid="0000f26c" style:font-size-asian="22pt" style:font-weight-asian="bold" style:font-name-complex="Helvetica World"/>
    </style:style>
    <style:style style:name="T11" style:family="text">
      <style:text-properties fo:color="#595959" style:font-name="Helvetica World" fo:font-size="10pt" style:font-size-asian="10pt" style:font-name-complex="Helvetica World"/>
    </style:style>
    <style:style style:name="T12" style:family="text">
      <style:text-properties fo:color="#595959" style:font-name="Helvetica World" fo:font-size="10pt" officeooo:rsid="0000f26c" style:font-size-asian="10pt" style:font-name-complex="Helvetica World"/>
    </style:style>
    <style:style style:name="T13" style:family="text">
      <style:text-properties fo:color="#595959" style:font-name="Helvetica World" fo:font-size="10pt" fo:font-weight="bold" style:font-size-asian="10pt" style:font-weight-asian="bold" style:font-name-complex="Helvetica World"/>
    </style:style>
    <style:style style:name="T14" style:family="text">
      <style:text-properties fo:color="#595959" style:font-name="Helvetica World" fo:font-size="10pt" fo:font-style="italic" officeooo:rsid="0000f26c" style:font-size-asian="10pt" style:font-style-asian="italic" style:font-name-complex="Helvetica World"/>
    </style:style>
    <style:style style:name="T15" style:family="text">
      <style:text-properties fo:color="#595959" style:font-name="Helvetica World" fo:font-size="20pt" fo:font-weight="bold" style:font-size-asian="20pt" style:font-weight-asian="bold" style:font-name-complex="Helvetica World"/>
    </style:style>
    <style:style style:name="T16" style:family="text">
      <style:text-properties fo:color="#595959" style:font-name="Helvetica" fo:font-size="10pt" style:font-size-asian="10pt" style:font-name-complex="Helvetica" style:font-size-complex="10pt"/>
    </style:style>
    <style:style style:name="T17" style:family="text">
      <style:text-properties fo:color="#262626" style:font-name="Helvetica World" fo:font-size="20pt" fo:font-weight="bold" style:font-size-asian="20pt" style:font-weight-asian="bold" style:font-name-complex="Helvetica World"/>
    </style:style>
    <style:style style:name="T18" style:family="text">
      <style:text-properties fo:color="#262626" style:font-name="Helvetica World" fo:font-size="20pt" fo:font-weight="bold" officeooo:rsid="0002704b" style:font-size-asian="20pt" style:font-weight-asian="bold" style:font-name-complex="Helvetica World" style:font-size-complex="10pt"/>
    </style:style>
    <style:style style:name="T19" style:family="text">
      <style:text-properties fo:color="#404040" style:font-name="Helvetica World" fo:font-size="10pt" style:font-size-asian="10pt" style:font-name-complex="Helvetica World"/>
    </style:style>
    <style:style style:name="T20" style:family="text">
      <style:text-properties fo:color="#404040" style:font-name="Helvetica World" fo:font-size="10pt" officeooo:rsid="0000f26c" style:font-size-asian="10pt" style:font-name-complex="Helvetica World"/>
    </style:style>
    <style:style style:name="T21" style:family="text">
      <style:text-properties fo:color="#404040" style:font-name="Times New Roman" fo:font-size="12pt" style:font-size-asian="12pt" style:font-name-complex="Times New Roman1" style:font-size-complex="12pt"/>
    </style:style>
    <style:style style:name="T22" style:family="text">
      <style:text-properties fo:color="#404040" style:font-name="Helvetica" fo:font-size="10pt" style:font-size-asian="10pt" style:font-name-complex="Helvetica" style:font-size-complex="10pt"/>
    </style:style>
    <style:style style:name="T23" style:family="text">
      <style:text-properties fo:color="#0070c0" style:font-name="Trebuchet MS" fo:font-size="16pt" style:font-size-asian="16pt" style:font-name-complex="Arial"/>
    </style:style>
    <style:style style:name="T24" style:family="text">
      <style:text-properties fo:color="#0070c0" style:font-name="Trebuchet MS" fo:font-size="16pt" officeooo:rsid="0000f26c" style:font-size-asian="16pt" style:font-name-complex="Arial"/>
    </style:style>
    <style:style style:name="T25" style:family="text">
      <style:text-properties fo:color="#0070c0" style:font-name="Trebuchet MS" fo:font-weight="bold" style:font-weight-asian="bold" style:font-name-complex="Arial" style:font-weight-complex="bold"/>
    </style:style>
    <style:style style:name="T26" style:family="text">
      <style:text-properties style:language-asian="zh" style:country-asian="TW"/>
    </style:style>
    <style:style style:name="T27" style:family="text">
      <style:text-properties style:font-name="Arial" fo:font-size="10pt" fo:font-weight="bold" style:font-size-asian="10pt" style:font-weight-asian="bold" style:font-name-complex="Arial" style:font-size-complex="10pt" style:font-weight-complex="bold"/>
    </style:style>
    <style:style style:name="T28" style:family="text">
      <style:text-properties officeooo:rsid="0000f26c"/>
    </style:style>
    <style:style style:name="T29" style:family="text">
      <style:text-properties style:font-name="Times New Roman" fo:font-size="12pt" style:font-size-asian="12pt" style:font-name-complex="Times New Roman1"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3" style:family="graphic" style:parent-style-name="Frame">
      <style:graphic-properties fo:margin-left="0.319cm" fo:margin-right="0.319cm" style:wrap="run-through" style:number-wrapped-paragraphs="no-limit" style:vertical-pos="from-top" style:vertical-rel="paragraph" style:horizontal-pos="center" style:horizontal-rel="paragraph" fo:padding-left="0.256cm" fo:padding-right="0.256cm" fo:padding-top="0.129cm" fo:padding-bottom="0.129cm" fo:border="none"/>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e6e6e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bfbfb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d9d9d9"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Frame1" text:anchor-type="char" svg:x="9.957cm" svg:y="-0.656cm" svg:width="8.068cm" svg:height="1.889cm" draw:z-index="7"><draw:text-box><text:p text:style-name="P13"><text:span text:style-name="T5">e-mail<text:tab/>: <text:s/></text:span><text:span text:style-name="T6">boitshepo.masemola@gmail.com</text:span></text:p><text:p text:style-name="Standard"><text:span text:style-name="T5">cell <text:tab/>: <text:s/></text:span><text:span text:style-name="T6">084 399 1183</text:span></text:p></draw:text-box></draw:frame><draw:frame draw:style-name="fr2" draw:name="Frame2" text:anchor-type="char" svg:x="-1.787cm" svg:y="-2.711cm" svg:width="21.706cm" svg:height="0.818cm" draw:z-index="1"><draw:text-box><text:p text:style-name="Standard"/></draw:text-box></draw:frame><draw:frame draw:style-name="fr3" draw:name="Frame3" text:anchor-type="char" svg:y="-1.905cm" svg:width="22.645cm" svg:height="5.237cm" draw:z-index="0"><draw:text-box><text:p text:style-name="Standard"/></draw:text-box></draw:frame><draw:frame draw:style-name="fr1" draw:name="Frame4" text:anchor-type="char" svg:x="-0.152cm" svg:y="-0.631cm" svg:width="6.904cm" svg:height="2.034cm" draw:z-index="6"><draw:text-box><text:p text:style-name="P15"><text:span text:style-name="T10">Boitshepo</text:span><text:span text:style-name="T9"> </text:span><text:span text:style-name="T10">Masemola</text:span></text:p><text:p text:style-name="P6">Your Job Title</text:p></draw:text-box></draw:frame></text:p>
      <text:p text:style-name="P9"/>
      <text:p text:style-name="P9"/>
      <text:p text:style-name="P7"><draw:connector text:anchor-type="char" draw:z-index="5" draw:name="AutoShape 17" draw:style-name="gr1" draw:text-style-name="P28" draw:type="line" svg:x1="-2.592cm" svg:y1="0.533cm" svg:x2="19.888cm" svg:y2="0.536cm" svg:d="M-2593 533l22481 3" svg:viewBox="0 0 22483 5"><text:p/></draw:connector></text:p>
      <text:p text:style-name="P9"/>
      <text:p text:style-name="P12"><text:span text:style-name="T17">Profile</text:span><text:span text:style-name="T11"><text:tab/><text:tab/></text:span><text:span text:style-name="T12">Identity Number</text:span><text:span text:style-name="T19"><text:tab/>: <text:tab/></text:span><text:span text:style-name="T20">9711180369087</text:span></text:p>
      <text:p text:style-name="P12"><text:span text:style-name="T19"><text:tab/><text:tab/><text:tab/><text:tab/>Date of Birth<text:tab/><text:tab/>: <text:tab/></text:span><text:span text:style-name="T20">18/11/1997</text:span></text:p>
      <text:p text:style-name="Standard"><text:span text:style-name="T19"><text:tab/><text:tab/><text:tab/><text:tab/>Citizenship<text:tab/><text:tab/>: <text:tab/></text:span><text:span text:style-name="T20">South African</text:span></text:p>
      <text:p text:style-name="Standard"><text:span text:style-name="T19"><text:tab/><text:tab/><text:tab/><text:tab/>Marital Status <text:tab/>:<text:tab/></text:span><text:span text:style-name="T20">Single</text:span></text:p>
      <text:p text:style-name="Standard"><text:span text:style-name="T19"><text:tab/><text:tab/><text:tab/><text:tab/>Languages<text:tab/><text:tab/>: <text:tab/></text:span><text:span text:style-name="T20">Sepedi, </text:span><text:span text:style-name="T19">English, </text:span><text:span text:style-name="T20">Setswana and Isizulu</text:span></text:p>
      <text:p text:style-name="P8"><draw:connector text:anchor-type="char" draw:z-index="11" draw:name="AutoShape 41" draw:style-name="gr1" draw:text-style-name="P28" draw:type="line" svg:x1="-0.048cm" svg:y1="0.049cm" svg:x2="18.494cm" svg:y2="0.053cm" svg:d="M-49 49l18543 4" svg:viewBox="0 0 18546 5"><text:p/></draw:connector><draw:frame draw:style-name="fr4" draw:name="Frame5" text:anchor-type="char" svg:x="15.651cm" svg:y="0.744cm" svg:width="2.819cm" svg:height="1.041cm" draw:z-index="8"><draw:text-box><text:p text:style-name="P18">2015</text:p></draw:text-box></draw:frame></text:p>
      <text:p text:style-name="P15"><text:span text:style-name="T17">Education</text:span><text:span text:style-name="T15"><text:tab/></text:span><text:span text:style-name="T24">National Senior Certificate</text:span><text:span text:style-name="T25"> </text:span></text:p>
      <text:p text:style-name="P21"><text:span text:style-name="T14">Siyabonga Secondary School</text:span></text:p>
      <text:list xml:id="list992722918" text:style-name="WW8Num4">
        <text:list-item>
          <text:p text:style-name="P10"><text:span text:style-name="T29">Certificate in African Language Debate (2013)</text:span></text:p>
        </text:list-item>
        <text:list-item>
          <text:p text:style-name="P11"><text:span text:style-name="T21">Introduction to Computers &amp; Microsoft Word 2010 Foundation (2014)</text:span></text:p>
        </text:list-item>
      </text:list>
      <text:p text:style-name="P7"><draw:connector text:anchor-type="char" draw:z-index="12" draw:name="AutoShape 42" draw:style-name="gr1" draw:text-style-name="P28" draw:type="line" svg:x1="-0.047cm" svg:y1="0.198cm" svg:x2="18.496cm" svg:y2="0.201cm" svg:d="M-48 198l18544 3" svg:viewBox="0 0 18546 5"><text:p/></draw:connector><draw:connector text:anchor-type="char" draw:z-index="4" draw:name="AutoShape 16" draw:style-name="gr2" draw:text-style-name="P28" draw:type="line" svg:x1="-23.256cm" svg:y1="0.198cm" svg:x2="-5.475cm" svg:y2="0.25cm" svg:d="M-23257 198l17782 52" svg:viewBox="0 0 17784 55"><text:p/></draw:connector></text:p>
      <text:p text:style-name="P16"><draw:frame draw:style-name="fr1" draw:name="Frame7" text:anchor-type="char" svg:x="15.416cm" svg:y="0.111cm" svg:width="2.794cm" svg:height="1.016cm" draw:z-index="10"><draw:text-box><text:p text:style-name="P18">2017-2019</text:p></draw:text-box></draw:frame><text:span text:style-name="T17">Work History</text:span><text:span text:style-name="T13"> <text:s text:c="2"/></text:span><text:span text:style-name="T24">Dial A Student</text:span></text:p>
      <text:p text:style-name="P20"><text:s/>Promoter</text:p>
      <text:list xml:id="list133242027395861" text:continue-numbering="true" text:style-name="WW8Num4">
        <text:list-item>
          <text:p text:style-name="P25">Ushering</text:p>
        </text:list-item>
        <text:list-item>
          <text:p text:style-name="P25">Barrister</text:p>
        </text:list-item>
        <text:list-item>
          <text:p text:style-name="P25">Marketing</text:p>
        </text:list-item>
      </text:list>
      <text:p text:style-name="P22"><draw:frame draw:style-name="fr1" draw:name="Frame8" text:anchor-type="char" svg:x="15.401cm" svg:y="0.217cm" svg:width="2.794cm" svg:height="1.016cm" draw:z-index="9"><draw:text-box><text:p text:style-name="P17"><text:span text:style-name="T2">2018</text:span><text:span text:style-name="T1"> </text:span></text:p></draw:text-box></draw:frame><text:span text:style-name="T28">Clicks Safari Gardens</text:span></text:p>
      <text:p text:style-name="P20">Cashier and Shop assistant</text:p>
      <text:list xml:id="list133242070529288" text:continue-numbering="true" text:style-name="WW8Num4">
        <text:list-item>
          <text:p text:style-name="P25">Customer service</text:p>
        </text:list-item>
        <text:list-item>
          <text:p text:style-name="P25"><draw:connector text:anchor-type="char" draw:z-index="14" draw:name="AutoShape 52" draw:style-name="gr1" draw:text-style-name="P28" draw:type="line" svg:x1="-0.061cm" svg:y1="0.986cm" svg:x2="18.482cm" svg:y2="0.99cm" svg:d="M-62 986l18544 4" svg:viewBox="0 0 18546 5"><text:p/></draw:connector>Organize shop aisles</text:p>
        </text:list-item>
      </text:list>
      <text:p text:style-name="P5"><text:span text:style-name="T17">Skills</text:span><text:span text:style-name="T11"><text:tab/><text:tab/></text:span></text:p>
      <text:list xml:id="list133241060278452" text:continue-numbering="true" text:style-name="WW8Num4">
        <text:list-item>
          <text:p text:style-name="P2"><text:soft-page-break/><text:span text:style-name="T22">Customer and personal service</text:span></text:p>
        </text:list-item>
        <text:list-item>
          <text:p text:style-name="P1">Mathematics</text:p>
        </text:list-item>
        <text:list-item>
          <text:p text:style-name="P1">Active listening</text:p>
        </text:list-item>
        <text:list-item>
          <text:p text:style-name="P1">Speaking</text:p>
        </text:list-item>
        <text:list-item>
          <text:p text:style-name="P1">Critical thinking</text:p>
        </text:list-item>
        <text:list-item>
          <text:p text:style-name="P1">Sales and marketing</text:p>
        </text:list-item>
        <text:list-item>
          <text:p text:style-name="P1">Time management</text:p>
        </text:list-item>
        <text:list-item>
          <text:p text:style-name="P1">Learning strategies<draw:connector text:anchor-type="char" draw:z-index="3" draw:name="AutoShape 49" draw:style-name="gr1" draw:text-style-name="P28" draw:type="line" svg:x1="-0.073cm" svg:y1="0.654cm" svg:x2="18.47cm" svg:y2="0.658cm" svg:d="M-74 654l18544 4" svg:viewBox="0 0 18546 5"><text:p/></draw:connector></text:p>
        </text:list-item>
      </text:list>
      <text:p text:style-name="P14"><text:span text:style-name="T18">Proffessional summary</text:span></text:p>
      <text:p text:style-name="P3"><text:span text:style-name="T19">Accomplished and energetic Promoter, with a solid history of achievement in promoting new brands and products that are being launched. Motivated leader with strong organisational and prioritisation abilities. Areas of expertise include good communication skills, drive and knowledge of the products being promoted.</text:span></text:p>
      <text:p text:style-name="P4">Service-oriented cashier, with a year background in sales environment. Core competencies include customer service, knowledge on products and where they are being packed and packed, as well as excellent communication and time-management skills. Handles tasks with accuracy and efficiency.</text:p>
      <text:p text:style-name="P23"><draw:connector text:anchor-type="char" draw:z-index="13" draw:name="AutoShape 51" draw:style-name="gr1" draw:text-style-name="P28" draw:type="line" svg:x1="-1.86cm" svg:y1="3.618cm" svg:x2="19.969cm" svg:y2="3.621cm" svg:d="M-1861 3618l21830 3" svg:viewBox="0 0 21832 5"><text:p/></draw:connector><draw:frame draw:style-name="fr2" draw:name="Frame9" text:anchor-type="char" svg:x="-2.579cm" svg:y="16.222cm" svg:width="21.706cm" svg:height="0.818cm" draw:z-index="2"><draw:text-box><text:p text:style-name="Standard"/></draw:text-box></draw:frame><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helvitica" svg:font-family="helvitica"/>
    <style:font-face style:name="helvittica" svg:font-family="helvittica"/>
    <style:font-face style:name="Courier New" svg:font-family="'Courier New'" style:font-family-generic="moder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Helvetica World" svg:font-family="'Helvetica Worl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ZA"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Z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line-height="150%" fo:text-align="justify" style:justify-single-word="false" fo:keep-together="always" fo:keep-with-next="always"/>
      <style:text-properties fo:color="#365f91" style:font-name="Candara" fo:font-family="Candar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WW8Num1z0" style:family="text">
      <style:text-properties fo:color="#548dd4" style:font-name="Symbol" fo:font-family="Symbol" style:font-family-generic="roman" style:font-pitch="variable" style:font-charset="x-symbol" fo:font-size="18pt" style:font-size-asian="18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948a54"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color="#365f91" style:font-name="Candara" fo:font-family="Candar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4.60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5.8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4.60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5.8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746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khululi</meta:initial-creator>
    <meta:creation-date>2012-06-24T19:56:00</meta:creation-date>
    <dc:date>2019-08-23T13:32:39.727191136</dc:date>
    <meta:print-date>2011-01-15T19:16:00</meta:print-date>
    <meta:editing-cycles>11</meta:editing-cycles>
    <meta:editing-duration>PT13M3S</meta:editing-duration>
    <meta:document-statistic meta:table-count="0" meta:image-count="0" meta:object-count="0" meta:page-count="2" meta:paragraph-count="37" meta:word-count="201" meta:character-count="1398" meta:non-whitespace-character-count="1214"/>
    <meta:generator>LibreOffice/6.0.7.3$Linux_X86_64 LibreOffice_project/00m0$Build-3</meta:generator>
  </office:meta>
</office:document-meta>
</file>